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58743888" text:id="ct58743888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58743888"/>self.Title()<text:change-end text:change-id="ct58743888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7-12T17:04:11.609995436</dc:date>
    <dc:language>fr-BE</dc:language>
    <meta:editing-cycles>98</meta:editing-cycles>
    <meta:editing-duration>P1DT6H25M24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